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1" svg:font-family="'Courier New', monospace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language="pt" fo:country="BR"/>
    </style:style>
    <style:style style:name="P2" style:family="paragraph" style:parent-style-name="Standard">
      <style:text-properties style:font-name="Courier New" fo:font-size="12pt" fo:language="pt" fo:country="BR" officeooo:rsid="0006811b" officeooo:paragraph-rsid="00194204" style:font-size-asian="12pt" style:font-size-complex="12pt"/>
    </style:style>
    <style:style style:name="P3" style:family="paragraph" style:parent-style-name="Standard">
      <style:text-properties style:font-name="Courier New" fo:font-size="12pt" fo:language="pt" fo:country="BR" officeooo:rsid="0006811b" officeooo:paragraph-rsid="001c9f01" style:font-size-asian="12pt" style:font-size-complex="12pt"/>
    </style:style>
    <style:style style:name="P4" style:family="paragraph" style:parent-style-name="Standard">
      <style:text-properties style:font-name="Courier New" fo:language="pt" fo:country="BR" fo:font-weight="normal" officeooo:rsid="001b9efe" officeooo:paragraph-rsid="0026f4cf" style:font-weight-asian="normal" style:font-weight-complex="normal"/>
    </style:style>
    <style:style style:name="P5" style:family="paragraph" style:parent-style-name="Standard">
      <style:text-properties officeooo:paragraph-rsid="002637ad"/>
    </style:style>
    <style:style style:name="P6" style:family="paragraph" style:parent-style-name="Standard">
      <style:text-properties officeooo:paragraph-rsid="0026f667"/>
    </style:style>
    <style:style style:name="P7" style:family="paragraph" style:parent-style-name="Standard">
      <style:text-properties officeooo:paragraph-rsid="00274601"/>
    </style:style>
    <style:style style:name="P8" style:family="paragraph" style:parent-style-name="Standard">
      <style:text-properties officeooo:paragraph-rsid="00292e3f"/>
    </style:style>
    <style:style style:name="T1" style:family="text">
      <style:text-properties style:font-name="Courier New" fo:language="pt" fo:country="BR"/>
    </style:style>
    <style:style style:name="T2" style:family="text">
      <style:text-properties style:font-name="Courier New" fo:language="pt" fo:country="BR" fo:font-weight="bold" style:font-weight-asian="bold" style:font-weight-complex="bold"/>
    </style:style>
    <style:style style:name="T3" style:family="text">
      <style:text-properties style:font-name="Courier New" fo:language="pt" fo:country="BR" fo:font-weight="bold" officeooo:rsid="002637ad" style:font-weight-asian="bold" style:font-weight-complex="bold"/>
    </style:style>
    <style:style style:name="T4" style:family="text">
      <style:text-properties style:font-name="Courier New" fo:language="pt" fo:country="BR" officeooo:rsid="002637ad"/>
    </style:style>
    <style:style style:name="T5" style:family="text">
      <style:text-properties style:font-name="Courier New" fo:language="pt" fo:country="BR" fo:font-weight="normal" officeooo:rsid="001b9efe" style:font-weight-asian="normal" style:font-weight-complex="normal"/>
    </style:style>
    <style:style style:name="T6" style:family="text">
      <style:text-properties style:font-name="Courier New" fo:font-size="12pt" fo:language="pt" fo:country="BR" officeooo:rsid="0006811b" style:font-size-asian="12pt" style:font-size-complex="12pt"/>
    </style:style>
    <style:style style:name="T7" style:family="text">
      <style:text-properties style:font-name="Courier New" fo:font-size="12pt" fo:language="pt" fo:country="BR" officeooo:rsid="002637ad" style:font-size-asian="12pt" style:font-size-complex="12pt"/>
    </style:style>
    <style:style style:name="T8" style:family="text">
      <style:text-properties style:font-name="Courier New" fo:font-size="12pt" fo:language="pt" fo:country="BR" officeooo:rsid="0026f4cf" style:font-size-asian="12pt" style:font-size-complex="12pt"/>
    </style:style>
    <style:style style:name="T9" style:family="text">
      <style:text-properties style:font-name="Courier New" fo:font-size="12pt" fo:language="pt" fo:country="BR" fo:font-weight="bold" officeooo:rsid="0006811b" style:font-size-asian="12pt" style:font-weight-asian="bold" style:font-size-complex="12pt" style:font-weight-complex="bold"/>
    </style:style>
    <style:style style:name="T10" style:family="text">
      <style:text-properties style:font-name="Courier New" fo:font-size="12pt" fo:language="pt" fo:country="BR" fo:font-weight="bold" officeooo:rsid="002637a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1</text:span><text:span text:style-name="T2">-Cormen)</text:span><text:span text:style-name="T1"> Fa</text:span><text:span text:style-name="T4">ç</text:span><text:span text:style-name="T1">a no papel a inser</text:span><text:span text:style-name="T4">ç</text:span><text:span text:style-name="T1">˜ao das chaves 5, 28, 19, 15, 20, 33, 12, 17,10 em uma tabela hash com colis˜oes resolvidas por encadeamento. Seja a tabela com 9 posi</text:span><text:span text:style-name="T4">ç</text:span><text:span text:style-name="T1">oes, e seja a fun</text:span><text:span text:style-name="T4">ç</text:span><text:span text:style-name="T1">ao hash</text:span></text:p>
      <text:p text:style-name="Standard"><text:span text:style-name="T1">h(k) = k mod M.</text:span></text:p>
      <text:p text:style-name="P1"/>
      <text:p text:style-name="P4">Ordem: 5, 28, 19, 15, 20, 33, 12, 17,10</text:p>
      <text:p text:style-name="P4"/>
      <text:p text:style-name="P4">0) </text:p>
      <text:p text:style-name="P4">1) </text:p>
      <text:p text:style-name="P4">2) </text:p>
      <text:p text:style-name="P4">3) </text:p>
      <text:p text:style-name="P4">4) </text:p>
      <text:p text:style-name="P4">5) -&gt; 5 </text:p>
      <text:p text:style-name="P4">6) </text:p>
      <text:p text:style-name="P4">7) </text:p>
      <text:p text:style-name="P4">8) </text:p>
      <text:p text:style-name="P4">-------------------------------------------</text:p>
      <text:p text:style-name="P4">0) </text:p>
      <text:p text:style-name="P4">1) -&gt; 28</text:p>
      <text:p text:style-name="P4">2) </text:p>
      <text:p text:style-name="P4">3) </text:p>
      <text:p text:style-name="P4">4) </text:p>
      <text:p text:style-name="P4">5) -&gt; 5 </text:p>
      <text:p text:style-name="P4">6) </text:p>
      <text:p text:style-name="P4">7) </text:p>
      <text:p text:style-name="P4">8) </text:p>
      <text:p text:style-name="P4">-------------------------------------------</text:p>
      <text:p text:style-name="P4">0) </text:p>
      <text:p text:style-name="P4">1) -&gt; 19 -&gt; 28</text:p>
      <text:p text:style-name="P4">2) </text:p>
      <text:p text:style-name="P4">3) </text:p>
      <text:p text:style-name="P4">4) </text:p>
      <text:p text:style-name="P4">5) -&gt; 5 </text:p>
      <text:p text:style-name="P4">6) </text:p>
      <text:p text:style-name="P4">7) </text:p>
      <text:p text:style-name="P4">8) </text:p>
      <text:p text:style-name="P4">-------------------------------------------</text:p>
      <text:p text:style-name="P4">0) </text:p>
      <text:p text:style-name="P4">1) -&gt; 19 -&gt; 28</text:p>
      <text:p text:style-name="P4">2) </text:p>
      <text:p text:style-name="P4">3) </text:p>
      <text:p text:style-name="P4">4) </text:p>
      <text:p text:style-name="P4">5) -&gt; 5 </text:p>
      <text:p text:style-name="P4">6) -&gt; 15</text:p>
      <text:p text:style-name="P4">7) </text:p>
      <text:p text:style-name="P4">8)</text:p>
      <text:p text:style-name="P4">-------------------------------------------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oft-page-break/>0) </text:p>
      <text:p text:style-name="P4">1) -&gt; 19 -&gt; 28</text:p>
      <text:p text:style-name="P4">2) -&gt; 20</text:p>
      <text:p text:style-name="P4">3) </text:p>
      <text:p text:style-name="P4">4) </text:p>
      <text:p text:style-name="P4">5) -&gt; 5 </text:p>
      <text:p text:style-name="P4">6) -&gt; 15</text:p>
      <text:p text:style-name="P4">7) </text:p>
      <text:p text:style-name="P4">8) </text:p>
      <text:p text:style-name="P4">-------------------------------------------</text:p>
      <text:p text:style-name="P4">0) </text:p>
      <text:p text:style-name="P4">1) -&gt; 19 -&gt; 28</text:p>
      <text:p text:style-name="P4">2) -&gt; 20</text:p>
      <text:p text:style-name="P4">3) </text:p>
      <text:p text:style-name="P4">4) </text:p>
      <text:p text:style-name="P4">5) -&gt; 5 </text:p>
      <text:p text:style-name="P4">6) -&gt; 33 -&gt; 15</text:p>
      <text:p text:style-name="P4">7) </text:p>
      <text:p text:style-name="P4">8) </text:p>
      <text:p text:style-name="P4">-------------------------------------------</text:p>
      <text:p text:style-name="P4">0) </text:p>
      <text:p text:style-name="P4">1) -&gt; 19 -&gt; 28</text:p>
      <text:p text:style-name="P4">2) -&gt; 20</text:p>
      <text:p text:style-name="P4">3) </text:p>
      <text:p text:style-name="P4">4) -&gt; 12</text:p>
      <text:p text:style-name="P4">5) -&gt; 5 </text:p>
      <text:p text:style-name="P4">6) -&gt; 33 -&gt; 15</text:p>
      <text:p text:style-name="P4">7) </text:p>
      <text:p text:style-name="P4">8) </text:p>
      <text:p text:style-name="P4">-------------------------------------------</text:p>
      <text:p text:style-name="P4">0) </text:p>
      <text:p text:style-name="P4">1) -&gt; 19 -&gt; 28</text:p>
      <text:p text:style-name="P4">2) -&gt; 20</text:p>
      <text:p text:style-name="P4">3) </text:p>
      <text:p text:style-name="P4">4) -&gt; 12</text:p>
      <text:p text:style-name="P4">5) -&gt; 5 </text:p>
      <text:p text:style-name="P4">6) -&gt; 33 -&gt; 15</text:p>
      <text:p text:style-name="P4">7) </text:p>
      <text:p text:style-name="P4">8) -&gt; 17</text:p>
      <text:p text:style-name="P4">-------------------------------------------</text:p>
      <text:p text:style-name="P4">0) </text:p>
      <text:p text:style-name="P4">1) -&gt; 10 -&gt; 19 -&gt; 28</text:p>
      <text:p text:style-name="P4">2) -&gt; 20</text:p>
      <text:p text:style-name="P4">3) </text:p>
      <text:p text:style-name="P4">4) -&gt; 12</text:p>
      <text:p text:style-name="P4">5) -&gt; 5 </text:p>
      <text:p text:style-name="P4">6) -&gt; 33 -&gt; 15</text:p>
      <text:p text:style-name="P4">7) </text:p>
      <text:p text:style-name="P4">8) -&gt; 17</text:p>
      <text:p text:style-name="P4">-------------------------------------------</text:p>
      <text:p text:style-name="P2"/>
      <text:p text:style-name="P2"/>
      <text:p text:style-name="P5"><text:soft-page-break/><text:span text:style-name="T10">2</text:span><text:span text:style-name="T9">-Cormen)</text:span><text:span text:style-name="T6"> Fa</text:span><text:span text:style-name="T7">ç</text:span><text:span text:style-name="T6">a no papel a inser</text:span><text:span text:style-name="T7">ç</text:span><text:span text:style-name="T6">˜ao das chaves 10, 22, 31, 4, 15, 28 e 17 em uma tabela hash de comprimento m = 11 usando o endere</text:span><text:span text:style-name="T7">ç</text:span><text:span text:style-name="T6">amento aberto com a fun</text:span><text:span text:style-name="T7">ç</text:span><text:span text:style-name="T6">˜ao hash prim</text:span><text:span text:style-name="T7">á</text:span><text:span text:style-name="T6">rio h 0 (k) = k mod m. Ilustre o resultado destas inser¸c˜oes com a sondagem linear, com a sondagem quadr</text:span><text:span text:style-name="T7">á</text:span><text:span text:style-name="T6">tica com c1 = 1 e c2 = 3, e com a utiliza¸c˜ao do hash duplo com h2(k) = 1 + (k mod (m − 1)). Indique o n</text:span><text:span text:style-name="T7">ú</text:span><text:span text:style-name="T6">mero total de colis˜oes para cada t</text:span><text:span text:style-name="T7">é</text:span><text:span text:style-name="T6">cnica. </text:span></text:p>
      <text:p text:style-name="P5"><text:span text:style-name="T6"/></text:p>
      <text:p text:style-name="P5"><text:span text:style-name="T6">Ordem: 10, 22, 31, 4, 15, 28, 17, 88, 59</text:span></text:p>
      <text:p text:style-name="P5"><text:span text:style-name="T6"/></text:p>
      <text:p text:style-name="P5"><text:span text:style-name="T6">Sondagem linear</text:span></text:p>
      <text:p text:style-name="P5"><text:span text:style-name="T6"/></text:p>
      <text:p text:style-name="P5"><text:span text:style-name="T6">0) </text:span></text:p>
      <text:p text:style-name="P5"><text:span text:style-name="T6">1) </text:span></text:p>
      <text:p text:style-name="P5"><text:span text:style-name="T6">2) </text:span></text:p>
      <text:p text:style-name="P5"><text:span text:style-name="T6">3) </text:span></text:p>
      <text:p text:style-name="P5"><text:span text:style-name="T6">4) </text:span></text:p>
      <text:p text:style-name="P5"><text:span text:style-name="T6">5) </text:span></text:p>
      <text:p text:style-name="P5"><text:span text:style-name="T6">6) </text:span></text:p>
      <text:p text:style-name="P5"><text:span text:style-name="T6">7) </text:span></text:p>
      <text:p text:style-name="P5"><text:span text:style-name="T6">8) </text:span></text:p>
      <text:p text:style-name="P5"><text:span text:style-name="T6">9) </text:span></text:p>
      <text:p text:style-name="P5"><text:span text:style-name="T6">10) 10</text:span></text:p>
      <text:p text:style-name="P6"><text:span text:style-name="T6">---------</text:span></text:p>
      <text:p text:style-name="P6"><text:span text:style-name="T6">0) 22</text:span></text:p>
      <text:p text:style-name="P6"><text:span text:style-name="T6">1) </text:span></text:p>
      <text:p text:style-name="P6"><text:span text:style-name="T6">2) </text:span></text:p>
      <text:p text:style-name="P6"><text:span text:style-name="T6">3) </text:span></text:p>
      <text:p text:style-name="P6"><text:span text:style-name="T6">4) </text:span></text:p>
      <text:p text:style-name="P6"><text:span text:style-name="T6">5) </text:span></text:p>
      <text:p text:style-name="P6"><text:span text:style-name="T6">6)</text:span></text:p>
      <text:p text:style-name="P6"><text:span text:style-name="T6">7) </text:span></text:p>
      <text:p text:style-name="P6"><text:span text:style-name="T6">8) </text:span></text:p>
      <text:p text:style-name="P6"><text:span text:style-name="T6">9) </text:span></text:p>
      <text:p text:style-name="P6"><text:span text:style-name="T6">10) 10</text:span></text:p>
      <text:p text:style-name="P6"><text:span text:style-name="T6">---------</text:span></text:p>
      <text:p text:style-name="P6"><text:span text:style-name="T6">0) 22</text:span></text:p>
      <text:p text:style-name="P6"><text:span text:style-name="T6">1) </text:span></text:p>
      <text:p text:style-name="P6"><text:span text:style-name="T6">2) </text:span></text:p>
      <text:p text:style-name="P6"><text:span text:style-name="T6">3) </text:span></text:p>
      <text:p text:style-name="P6"><text:span text:style-name="T6">4) </text:span></text:p>
      <text:p text:style-name="P6"><text:span text:style-name="T6">5) </text:span></text:p>
      <text:p text:style-name="P6"><text:span text:style-name="T6">6) </text:span></text:p>
      <text:p text:style-name="P6"><text:span text:style-name="T6">7) </text:span></text:p>
      <text:p text:style-name="P6"><text:span text:style-name="T6">8) </text:span></text:p>
      <text:p text:style-name="P6"><text:span text:style-name="T6">9) 31</text:span></text:p>
      <text:p text:style-name="P6"><text:span text:style-name="T6">10) 10</text:span></text:p>
      <text:p text:style-name="P6"><text:span text:style-name="T6">---------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oft-page-break/><text:span text:style-name="T6">0) 22</text:span></text:p>
      <text:p text:style-name="P6"><text:span text:style-name="T6">1) </text:span></text:p>
      <text:p text:style-name="P6"><text:span text:style-name="T6">2) </text:span></text:p>
      <text:p text:style-name="P6"><text:span text:style-name="T6">3) </text:span></text:p>
      <text:p text:style-name="P6"><text:span text:style-name="T6">4) 4</text:span></text:p>
      <text:p text:style-name="P6"><text:span text:style-name="T6">5) </text:span></text:p>
      <text:p text:style-name="P6"><text:span text:style-name="T6">6) </text:span></text:p>
      <text:p text:style-name="P6"><text:span text:style-name="T6">7) </text:span></text:p>
      <text:p text:style-name="P6"><text:span text:style-name="T6">8) </text:span></text:p>
      <text:p text:style-name="P6"><text:span text:style-name="T6">9) 31</text:span></text:p>
      <text:p text:style-name="P6"><text:span text:style-name="T6">10) 10</text:span></text:p>
      <text:p text:style-name="P6"><text:span text:style-name="T6">---------</text:span></text:p>
      <text:p text:style-name="P6"><text:span text:style-name="T6">0) 22</text:span></text:p>
      <text:p text:style-name="P6"><text:span text:style-name="T6">1) </text:span></text:p>
      <text:p text:style-name="P6"><text:span text:style-name="T6">2) </text:span></text:p>
      <text:p text:style-name="P6"><text:span text:style-name="T6">3) </text:span></text:p>
      <text:p text:style-name="P6"><text:span text:style-name="T6">4) 4</text:span></text:p>
      <text:p text:style-name="P6"><text:span text:style-name="T6">5) 15</text:span></text:p>
      <text:p text:style-name="P6"><text:span text:style-name="T6">6) </text:span></text:p>
      <text:p text:style-name="P6"><text:span text:style-name="T6">7) </text:span></text:p>
      <text:p text:style-name="P6"><text:span text:style-name="T6">8) </text:span></text:p>
      <text:p text:style-name="P6"><text:span text:style-name="T6">9) 31</text:span></text:p>
      <text:p text:style-name="P6"><text:span text:style-name="T6">10) 10</text:span></text:p>
      <text:p text:style-name="P6"><text:span text:style-name="T6">---------</text:span></text:p>
      <text:p text:style-name="P6"><text:span text:style-name="T6">0) 22</text:span></text:p>
      <text:p text:style-name="P6"><text:span text:style-name="T6">1) </text:span></text:p>
      <text:p text:style-name="P6"><text:span text:style-name="T6">2) </text:span></text:p>
      <text:p text:style-name="P6"><text:span text:style-name="T6">3) </text:span></text:p>
      <text:p text:style-name="P6"><text:span text:style-name="T6">4) 4</text:span></text:p>
      <text:p text:style-name="P6"><text:span text:style-name="T6">5) 15</text:span></text:p>
      <text:p text:style-name="P6"><text:span text:style-name="T6">6) 28</text:span></text:p>
      <text:p text:style-name="P6"><text:span text:style-name="T6">7) </text:span></text:p>
      <text:p text:style-name="P6"><text:span text:style-name="T6">8) </text:span></text:p>
      <text:p text:style-name="P6"><text:span text:style-name="T6">9) 31</text:span></text:p>
      <text:p text:style-name="P6"><text:span text:style-name="T6">10) 10</text:span></text:p>
      <text:p text:style-name="P6"><text:span text:style-name="T6">---------</text:span></text:p>
      <text:p text:style-name="P6"><text:span text:style-name="T6">0) 22</text:span></text:p>
      <text:p text:style-name="P6"><text:span text:style-name="T6">1) </text:span></text:p>
      <text:p text:style-name="P6"><text:span text:style-name="T6">2) </text:span></text:p>
      <text:p text:style-name="P6"><text:span text:style-name="T6">3) </text:span></text:p>
      <text:p text:style-name="P6"><text:span text:style-name="T6">4) 4</text:span></text:p>
      <text:p text:style-name="P6"><text:span text:style-name="T6">5) 15</text:span></text:p>
      <text:p text:style-name="P6"><text:span text:style-name="T6">6) 28</text:span></text:p>
      <text:p text:style-name="P6"><text:span text:style-name="T6">7) 17</text:span></text:p>
      <text:p text:style-name="P6"><text:span text:style-name="T6">8) </text:span></text:p>
      <text:p text:style-name="P6"><text:span text:style-name="T6">9) 31</text:span></text:p>
      <text:p text:style-name="P6"><text:span text:style-name="T6">10) 10</text:span></text:p>
      <text:p text:style-name="P6"><text:span text:style-name="T6">---------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oft-page-break/><text:span text:style-name="T6">0) 22</text:span></text:p>
      <text:p text:style-name="P6"><text:span text:style-name="T6">1) 88</text:span></text:p>
      <text:p text:style-name="P6"><text:span text:style-name="T6">2) </text:span></text:p>
      <text:p text:style-name="P6"><text:span text:style-name="T6">3) </text:span></text:p>
      <text:p text:style-name="P6"><text:span text:style-name="T6">4) 4</text:span></text:p>
      <text:p text:style-name="P6"><text:span text:style-name="T6">5) 15</text:span></text:p>
      <text:p text:style-name="P6"><text:span text:style-name="T6">6) 28</text:span></text:p>
      <text:p text:style-name="P6"><text:span text:style-name="T6">7) 17</text:span></text:p>
      <text:p text:style-name="P6"><text:span text:style-name="T6">8) </text:span></text:p>
      <text:p text:style-name="P6"><text:span text:style-name="T6">9) 31</text:span></text:p>
      <text:p text:style-name="P6"><text:span text:style-name="T6">10) 10</text:span></text:p>
      <text:p text:style-name="P6"><text:span text:style-name="T6">---------</text:span></text:p>
      <text:p text:style-name="P6"><text:span text:style-name="T6">0) 22</text:span></text:p>
      <text:p text:style-name="P6"><text:span text:style-name="T6">1) 88</text:span></text:p>
      <text:p text:style-name="P6"><text:span text:style-name="T6">2) </text:span></text:p>
      <text:p text:style-name="P6"><text:span text:style-name="T6">3) </text:span></text:p>
      <text:p text:style-name="P6"><text:span text:style-name="T6">4) 4</text:span></text:p>
      <text:p text:style-name="P6"><text:span text:style-name="T6">5) 15</text:span></text:p>
      <text:p text:style-name="P6"><text:span text:style-name="T6">6) 28</text:span></text:p>
      <text:p text:style-name="P6"><text:span text:style-name="T6">7) 17</text:span></text:p>
      <text:p text:style-name="P6"><text:span text:style-name="T6">8) 59</text:span></text:p>
      <text:p text:style-name="P6"><text:span text:style-name="T6">9) 31</text:span></text:p>
      <text:p text:style-name="P6"><text:span text:style-name="T6">10) 10</text:span></text:p>
      <text:p text:style-name="P6"><text:span text:style-name="T6">---------</text:span></text:p>
      <text:p text:style-name="P5"><text:span text:style-name="T6"/></text:p>
      <text:p text:style-name="P5"><text:span text:style-name="T6">Colisões: 7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oft-page-break/><text:span text:style-name="T6">Sondagem quadr</text:span><text:span text:style-name="T8">á</text:span><text:span text:style-name="T6">tica</text:span></text:p>
      <text:p text:style-name="P5"><text:span text:style-name="T6"/></text:p>
      <text:p text:style-name="P5"><text:span text:style-name="T6">0) </text:span></text:p>
      <text:p text:style-name="P5"><text:span text:style-name="T6">1) </text:span></text:p>
      <text:p text:style-name="P5"><text:span text:style-name="T6">2) </text:span></text:p>
      <text:p text:style-name="P5"><text:span text:style-name="T6">3) </text:span></text:p>
      <text:p text:style-name="P5"><text:span text:style-name="T6">4) </text:span></text:p>
      <text:p text:style-name="P5"><text:span text:style-name="T6">5) </text:span></text:p>
      <text:p text:style-name="P5"><text:span text:style-name="T6">6) </text:span></text:p>
      <text:p text:style-name="P5"><text:span text:style-name="T6">7) </text:span></text:p>
      <text:p text:style-name="P5"><text:span text:style-name="T6">8) </text:span></text:p>
      <text:p text:style-name="P5"><text:span text:style-name="T6">9) </text:span></text:p>
      <text:p text:style-name="P5"><text:span text:style-name="T6">10) 10</text:span></text:p>
      <text:p text:style-name="P7"><text:span text:style-name="T6">---------</text:span></text:p>
      <text:p text:style-name="P7"><text:span text:style-name="T6">0) 22</text:span></text:p>
      <text:p text:style-name="P7"><text:span text:style-name="T6">1) </text:span></text:p>
      <text:p text:style-name="P7"><text:span text:style-name="T6">2) </text:span></text:p>
      <text:p text:style-name="P7"><text:span text:style-name="T6">3) </text:span></text:p>
      <text:p text:style-name="P7"><text:span text:style-name="T6">4) </text:span></text:p>
      <text:p text:style-name="P7"><text:span text:style-name="T6">5) </text:span></text:p>
      <text:p text:style-name="P7"><text:span text:style-name="T6">6) </text:span></text:p>
      <text:p text:style-name="P7"><text:span text:style-name="T6">7) </text:span></text:p>
      <text:p text:style-name="P7"><text:span text:style-name="T6">8) </text:span></text:p>
      <text:p text:style-name="P7"><text:span text:style-name="T6">9) </text:span></text:p>
      <text:p text:style-name="P7"><text:span text:style-name="T6">10) 10</text:span></text:p>
      <text:p text:style-name="P7"><text:span text:style-name="T6">---------</text:span></text:p>
      <text:p text:style-name="P7"><text:span text:style-name="T6">0) 22</text:span></text:p>
      <text:p text:style-name="P7"><text:span text:style-name="T6">1) </text:span></text:p>
      <text:p text:style-name="P7"><text:span text:style-name="T6">2) </text:span></text:p>
      <text:p text:style-name="P7"><text:span text:style-name="T6">3) </text:span></text:p>
      <text:p text:style-name="P7"><text:span text:style-name="T6">4) </text:span></text:p>
      <text:p text:style-name="P7"><text:span text:style-name="T6">5) </text:span></text:p>
      <text:p text:style-name="P7"><text:span text:style-name="T6">6) </text:span></text:p>
      <text:p text:style-name="P7"><text:span text:style-name="T6">7) </text:span></text:p>
      <text:p text:style-name="P7"><text:span text:style-name="T6">8) </text:span></text:p>
      <text:p text:style-name="P7"><text:span text:style-name="T6">9) 31</text:span></text:p>
      <text:p text:style-name="P7"><text:span text:style-name="T6">10) 10</text:span></text:p>
      <text:p text:style-name="P7"><text:span text:style-name="T6">---------</text:span></text:p>
      <text:p text:style-name="P7"><text:span text:style-name="T6">0) 22</text:span></text:p>
      <text:p text:style-name="P7"><text:span text:style-name="T6">1) </text:span></text:p>
      <text:p text:style-name="P7"><text:span text:style-name="T6">2) </text:span></text:p>
      <text:p text:style-name="P7"><text:span text:style-name="T6">3) </text:span></text:p>
      <text:p text:style-name="P7"><text:span text:style-name="T6">4) 4</text:span></text:p>
      <text:p text:style-name="P7"><text:span text:style-name="T6">5) </text:span></text:p>
      <text:p text:style-name="P7"><text:span text:style-name="T6">6) </text:span></text:p>
      <text:p text:style-name="P7"><text:span text:style-name="T6">7) </text:span></text:p>
      <text:p text:style-name="P7"><text:span text:style-name="T6">8) </text:span></text:p>
      <text:p text:style-name="P7"><text:span text:style-name="T6">9) 31</text:span></text:p>
      <text:p text:style-name="P7"><text:span text:style-name="T6">10) 10</text:span></text:p>
      <text:p text:style-name="P7"><text:span text:style-name="T6">---------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oft-page-break/><text:span text:style-name="T6">0) 22</text:span></text:p>
      <text:p text:style-name="P7"><text:span text:style-name="T6">1) </text:span></text:p>
      <text:p text:style-name="P7"><text:span text:style-name="T6">2) </text:span></text:p>
      <text:p text:style-name="P7"><text:span text:style-name="T6">3) </text:span></text:p>
      <text:p text:style-name="P7"><text:span text:style-name="T6">4) 4</text:span></text:p>
      <text:p text:style-name="P7"><text:span text:style-name="T6">5) </text:span></text:p>
      <text:p text:style-name="P7"><text:span text:style-name="T6">6) </text:span></text:p>
      <text:p text:style-name="P7"><text:span text:style-name="T6">7) </text:span></text:p>
      <text:p text:style-name="P7"><text:span text:style-name="T6">8) 15</text:span></text:p>
      <text:p text:style-name="P7"><text:span text:style-name="T6">9) 31</text:span></text:p>
      <text:p text:style-name="P7"><text:span text:style-name="T6">10) 10</text:span></text:p>
      <text:p text:style-name="P7"><text:span text:style-name="T6">---------</text:span></text:p>
      <text:p text:style-name="P7"><text:span text:style-name="T6">0) 22</text:span></text:p>
      <text:p text:style-name="P7"><text:span text:style-name="T6">1) </text:span></text:p>
      <text:p text:style-name="P7"><text:span text:style-name="T6">2) </text:span></text:p>
      <text:p text:style-name="P7"><text:span text:style-name="T6">3) </text:span></text:p>
      <text:p text:style-name="P7"><text:span text:style-name="T6">4) 4</text:span></text:p>
      <text:p text:style-name="P7"><text:span text:style-name="T6">5) </text:span></text:p>
      <text:p text:style-name="P7"><text:span text:style-name="T6">6) 28</text:span></text:p>
      <text:p text:style-name="P7"><text:span text:style-name="T6">7) </text:span></text:p>
      <text:p text:style-name="P7"><text:span text:style-name="T6">8) 15</text:span></text:p>
      <text:p text:style-name="P7"><text:span text:style-name="T6">9) 31</text:span></text:p>
      <text:p text:style-name="P7"><text:span text:style-name="T6">10) 10</text:span></text:p>
      <text:p text:style-name="P7"><text:span text:style-name="T6">---------</text:span></text:p>
      <text:p text:style-name="P7"><text:span text:style-name="T6">0) 22</text:span></text:p>
      <text:p text:style-name="P7"><text:span text:style-name="T6">1) </text:span></text:p>
      <text:p text:style-name="P7"><text:span text:style-name="T6">2) </text:span></text:p>
      <text:p text:style-name="P7"><text:span text:style-name="T6">3) 17</text:span></text:p>
      <text:p text:style-name="P7"><text:span text:style-name="T6">4) 4</text:span></text:p>
      <text:p text:style-name="P7"><text:span text:style-name="T6">5) </text:span></text:p>
      <text:p text:style-name="P7"><text:span text:style-name="T6">6) 28</text:span></text:p>
      <text:p text:style-name="P7"><text:span text:style-name="T6">7) </text:span></text:p>
      <text:p text:style-name="P7"><text:span text:style-name="T6">8) 15</text:span></text:p>
      <text:p text:style-name="P7"><text:span text:style-name="T6">9) 31</text:span></text:p>
      <text:p text:style-name="P7"><text:span text:style-name="T6">10) 10</text:span></text:p>
      <text:p text:style-name="P7"><text:span text:style-name="T6">---------</text:span></text:p>
      <text:p text:style-name="P7"><text:span text:style-name="T6">0) 22</text:span></text:p>
      <text:p text:style-name="P7"><text:span text:style-name="T6">1) </text:span></text:p>
      <text:p text:style-name="P7"><text:span text:style-name="T6">2) 88</text:span></text:p>
      <text:p text:style-name="P7"><text:span text:style-name="T6">3) 17</text:span></text:p>
      <text:p text:style-name="P7"><text:span text:style-name="T6">4) 4</text:span></text:p>
      <text:p text:style-name="P7"><text:span text:style-name="T6">5) </text:span></text:p>
      <text:p text:style-name="P7"><text:span text:style-name="T6">6) 28</text:span></text:p>
      <text:p text:style-name="P7"><text:span text:style-name="T6">7) </text:span></text:p>
      <text:p text:style-name="P7"><text:span text:style-name="T6">8) 15</text:span></text:p>
      <text:p text:style-name="P7"><text:span text:style-name="T6">9) 31</text:span></text:p>
      <text:p text:style-name="P7"><text:span text:style-name="T6">10) 10</text:span></text:p>
      <text:p text:style-name="P7"><text:span text:style-name="T6">---------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oft-page-break/><text:span text:style-name="T6">0) 22</text:span></text:p>
      <text:p text:style-name="P7"><text:span text:style-name="T6">1) </text:span></text:p>
      <text:p text:style-name="P7"><text:span text:style-name="T6">2) 88</text:span></text:p>
      <text:p text:style-name="P7"><text:span text:style-name="T6">3) 17</text:span></text:p>
      <text:p text:style-name="P7"><text:span text:style-name="T6">4) 4</text:span></text:p>
      <text:p text:style-name="P7"><text:span text:style-name="T6">5) </text:span></text:p>
      <text:p text:style-name="P7"><text:span text:style-name="T6">6) 28</text:span></text:p>
      <text:p text:style-name="P7"><text:span text:style-name="T6">7) 59</text:span></text:p>
      <text:p text:style-name="P7"><text:span text:style-name="T6">8) 15</text:span></text:p>
      <text:p text:style-name="P7"><text:span text:style-name="T6">9) 31</text:span></text:p>
      <text:p text:style-name="P7"><text:span text:style-name="T6">10) 10</text:span></text:p>
      <text:p text:style-name="P7"><text:span text:style-name="T6">---------</text:span></text:p>
      <text:p text:style-name="P5"><text:span text:style-name="T6"/></text:p>
      <text:p text:style-name="P5"><text:span text:style-name="T6">Colisões: 14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oft-page-break/><text:span text:style-name="T6">Hash Duplo</text:span></text:p>
      <text:p text:style-name="P5"><text:span text:style-name="T6"/></text:p>
      <text:p text:style-name="P5"><text:span text:style-name="T6">0) </text:span></text:p>
      <text:p text:style-name="P5"><text:span text:style-name="T6">1) </text:span></text:p>
      <text:p text:style-name="P5"><text:span text:style-name="T6">2) </text:span></text:p>
      <text:p text:style-name="P5"><text:span text:style-name="T6">3) </text:span></text:p>
      <text:p text:style-name="P5"><text:span text:style-name="T6">4) </text:span></text:p>
      <text:p text:style-name="P5"><text:span text:style-name="T6">5) </text:span></text:p>
      <text:p text:style-name="P5"><text:span text:style-name="T6">6) </text:span></text:p>
      <text:p text:style-name="P5"><text:span text:style-name="T6">7) </text:span></text:p>
      <text:p text:style-name="P5"><text:span text:style-name="T6">8) </text:span></text:p>
      <text:p text:style-name="P5"><text:span text:style-name="T6">9) </text:span></text:p>
      <text:p text:style-name="P5"><text:span text:style-name="T6">10) 10</text:span></text:p>
      <text:p text:style-name="P8"><text:span text:style-name="T6">---------</text:span></text:p>
      <text:p text:style-name="P8"><text:span text:style-name="T6">0) 22</text:span></text:p>
      <text:p text:style-name="P8"><text:span text:style-name="T6">1) </text:span></text:p>
      <text:p text:style-name="P8"><text:span text:style-name="T6">2) </text:span></text:p>
      <text:p text:style-name="P8"><text:span text:style-name="T6">3) </text:span></text:p>
      <text:p text:style-name="P8"><text:span text:style-name="T6">4) </text:span></text:p>
      <text:p text:style-name="P8"><text:span text:style-name="T6">5) </text:span></text:p>
      <text:p text:style-name="P8"><text:span text:style-name="T6">6) </text:span></text:p>
      <text:p text:style-name="P8"><text:span text:style-name="T6">7) </text:span></text:p>
      <text:p text:style-name="P8"><text:span text:style-name="T6">8) </text:span></text:p>
      <text:p text:style-name="P8"><text:span text:style-name="T6">9) </text:span></text:p>
      <text:p text:style-name="P8"><text:span text:style-name="T6">10) 10</text:span></text:p>
      <text:p text:style-name="P8"><text:span text:style-name="T6">---------</text:span></text:p>
      <text:p text:style-name="P8"><text:span text:style-name="T6">0) 22</text:span></text:p>
      <text:p text:style-name="P8"><text:span text:style-name="T6">1) </text:span></text:p>
      <text:p text:style-name="P8"><text:span text:style-name="T6">2) </text:span></text:p>
      <text:p text:style-name="P8"><text:span text:style-name="T6">3) </text:span></text:p>
      <text:p text:style-name="P8"><text:span text:style-name="T6">4) </text:span></text:p>
      <text:p text:style-name="P8"><text:span text:style-name="T6">5) </text:span></text:p>
      <text:p text:style-name="P8"><text:span text:style-name="T6">6) </text:span></text:p>
      <text:p text:style-name="P8"><text:span text:style-name="T6">7) </text:span></text:p>
      <text:p text:style-name="P8"><text:span text:style-name="T6">8) </text:span></text:p>
      <text:p text:style-name="P8"><text:span text:style-name="T6">9) 31</text:span></text:p>
      <text:p text:style-name="P8"><text:span text:style-name="T6">10) 10</text:span></text:p>
      <text:p text:style-name="P8"><text:span text:style-name="T6">---------</text:span></text:p>
      <text:p text:style-name="P8"><text:span text:style-name="T6">0) 22</text:span></text:p>
      <text:p text:style-name="P8"><text:span text:style-name="T6">1) </text:span></text:p>
      <text:p text:style-name="P8"><text:span text:style-name="T6">2) </text:span></text:p>
      <text:p text:style-name="P8"><text:span text:style-name="T6">3) </text:span></text:p>
      <text:p text:style-name="P8"><text:span text:style-name="T6">4) 4</text:span></text:p>
      <text:p text:style-name="P8"><text:span text:style-name="T6">5) </text:span></text:p>
      <text:p text:style-name="P8"><text:span text:style-name="T6">6) </text:span></text:p>
      <text:p text:style-name="P8"><text:span text:style-name="T6">7) </text:span></text:p>
      <text:p text:style-name="P8"><text:span text:style-name="T6">8) </text:span></text:p>
      <text:p text:style-name="P8"><text:span text:style-name="T6">9) 31</text:span></text:p>
      <text:p text:style-name="P8"><text:span text:style-name="T6">10) 10</text:span></text:p>
      <text:p text:style-name="P8"><text:span text:style-name="T6">---------</text:span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oft-page-break/><text:span text:style-name="T6">0) 22</text:span></text:p>
      <text:p text:style-name="P8"><text:span text:style-name="T6">1) </text:span></text:p>
      <text:p text:style-name="P8"><text:span text:style-name="T6">2) </text:span></text:p>
      <text:p text:style-name="P8"><text:span text:style-name="T6">3) </text:span></text:p>
      <text:p text:style-name="P8"><text:span text:style-name="T6">4) 4</text:span></text:p>
      <text:p text:style-name="P8"><text:span text:style-name="T6">5) 15</text:span></text:p>
      <text:p text:style-name="P8"><text:span text:style-name="T6">6) </text:span></text:p>
      <text:p text:style-name="P8"><text:span text:style-name="T6">7) </text:span></text:p>
      <text:p text:style-name="P8"><text:span text:style-name="T6">8) </text:span></text:p>
      <text:p text:style-name="P8"><text:span text:style-name="T6">9) 31</text:span></text:p>
      <text:p text:style-name="P8"><text:span text:style-name="T6">10) 10</text:span></text:p>
      <text:p text:style-name="P8"><text:span text:style-name="T6">---------</text:span></text:p>
      <text:p text:style-name="P8"><text:span text:style-name="T6">0) 22</text:span></text:p>
      <text:p text:style-name="P8"><text:span text:style-name="T6">1) </text:span></text:p>
      <text:p text:style-name="P8"><text:span text:style-name="T6">2) </text:span></text:p>
      <text:p text:style-name="P8"><text:span text:style-name="T6">3)</text:span></text:p>
      <text:p text:style-name="P8"><text:span text:style-name="T6">4) 4</text:span></text:p>
      <text:p text:style-name="P8"><text:span text:style-name="T6">5) 15</text:span></text:p>
      <text:p text:style-name="P8"><text:span text:style-name="T6">6) 28</text:span></text:p>
      <text:p text:style-name="P8"><text:span text:style-name="T6">7) </text:span></text:p>
      <text:p text:style-name="P8"><text:span text:style-name="T6">8) </text:span></text:p>
      <text:p text:style-name="P8"><text:span text:style-name="T6">9) 31</text:span></text:p>
      <text:p text:style-name="P8"><text:span text:style-name="T6">10) 10</text:span></text:p>
      <text:p text:style-name="P8"><text:span text:style-name="T6">---------</text:span></text:p>
      <text:p text:style-name="P8"><text:span text:style-name="T6">0) 22</text:span></text:p>
      <text:p text:style-name="P8"><text:span text:style-name="T6">1) </text:span></text:p>
      <text:p text:style-name="P8"><text:span text:style-name="T6">2) </text:span></text:p>
      <text:p text:style-name="P8"><text:span text:style-name="T6">3) 17</text:span></text:p>
      <text:p text:style-name="P8"><text:span text:style-name="T6">4) 4</text:span></text:p>
      <text:p text:style-name="P8"><text:span text:style-name="T6">5) 15</text:span></text:p>
      <text:p text:style-name="P8"><text:span text:style-name="T6">6) 28</text:span></text:p>
      <text:p text:style-name="P8"><text:span text:style-name="T6">7) </text:span></text:p>
      <text:p text:style-name="P8"><text:span text:style-name="T6">8) </text:span></text:p>
      <text:p text:style-name="P8"><text:span text:style-name="T6">9) 31</text:span></text:p>
      <text:p text:style-name="P8"><text:span text:style-name="T6">10) 10</text:span></text:p>
      <text:p text:style-name="P8"><text:span text:style-name="T6">---------</text:span></text:p>
      <text:p text:style-name="P8"><text:span text:style-name="T6">0) 22</text:span></text:p>
      <text:p text:style-name="P8"><text:span text:style-name="T6">1) </text:span></text:p>
      <text:p text:style-name="P8"><text:span text:style-name="T6">2) 59</text:span></text:p>
      <text:p text:style-name="P8"><text:span text:style-name="T6">3) 17</text:span></text:p>
      <text:p text:style-name="P8"><text:span text:style-name="T6">4) 4</text:span></text:p>
      <text:p text:style-name="P8"><text:span text:style-name="T6">5) 15</text:span></text:p>
      <text:p text:style-name="P8"><text:span text:style-name="T6">6) 28</text:span></text:p>
      <text:p text:style-name="P8"><text:span text:style-name="T6">7) </text:span></text:p>
      <text:p text:style-name="P8"><text:span text:style-name="T6">8) </text:span></text:p>
      <text:p text:style-name="P8"><text:span text:style-name="T6">9) 31</text:span></text:p>
      <text:p text:style-name="P8"><text:span text:style-name="T6">10) 10</text:span></text:p>
      <text:p text:style-name="P8"><text:span text:style-name="T6">---------</text:span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oft-page-break/><text:span text:style-name="T6">0) 22</text:span></text:p>
      <text:p text:style-name="P8"><text:span text:style-name="T6">1) </text:span></text:p>
      <text:p text:style-name="P8"><text:span text:style-name="T6">2) 59</text:span></text:p>
      <text:p text:style-name="P8"><text:span text:style-name="T6">3) 17</text:span></text:p>
      <text:p text:style-name="P8"><text:span text:style-name="T6">4) 4</text:span></text:p>
      <text:p text:style-name="P8"><text:span text:style-name="T6">5) 15</text:span></text:p>
      <text:p text:style-name="P8"><text:span text:style-name="T6">6) 28</text:span></text:p>
      <text:p text:style-name="P8"><text:span text:style-name="T6">7) 88</text:span></text:p>
      <text:p text:style-name="P8"><text:span text:style-name="T6">8) </text:span></text:p>
      <text:p text:style-name="P8"><text:span text:style-name="T6">9) 31</text:span></text:p>
      <text:p text:style-name="P8"><text:span text:style-name="T6">10) 10</text:span></text:p>
      <text:p text:style-name="P8"><text:span text:style-name="T6">---------</text:span></text:p>
      <text:p text:style-name="P5"><text:span text:style-name="T6"/></text:p>
      <text:p text:style-name="P5"><text:span text:style-name="T6">Colisões: 7</text:span></text:p>
      <text:p text:style-name="P2"/>
      <text:p text:style-name="P3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1" svg:font-family="'Courier New', monospace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2.2$Windows_X86_64 LibreOffice_project/8a45595d069ef5570103caea1b71cc9d82b2aae4</meta:generator>
    <dc:date>2021-04-30T14:11:25.874000000</dc:date>
    <meta:editing-duration>PT2H25M3S</meta:editing-duration>
    <meta:editing-cycles>22</meta:editing-cycles>
    <meta:document-statistic meta:table-count="0" meta:image-count="0" meta:object-count="0" meta:page-count="11" meta:paragraph-count="425" meta:word-count="799" meta:character-count="3065" meta:non-whitespace-character-count="2474"/>
  </office:meta>
</office:document-meta>
</file>